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Mangal1" svg:font-family="Mangal"/>
    <style:font-face style:name="OpenSymbol" svg:font-family="OpenSymbol"/>
    <style:font-face style:name="Verdana" svg:font-family="Verdana, sans-serif"/>
    <style:font-face style:name="arial" svg:font-family="arial, sans-serif"/>
    <style:font-face style:name="sans-serif" svg:font-family="sans-serif"/>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color="#000000"/>
    </style:style>
    <style:style style:name="P2" style:family="paragraph" style:parent-style-name="Standard">
      <style:paragraph-properties fo:line-height="150%" fo:text-align="justify" style:justify-single-word="false"/>
      <style:text-properties fo:color="#000000"/>
    </style:style>
    <style:style style:name="P3" style:family="paragraph" style:parent-style-name="Standard">
      <style:paragraph-properties fo:line-height="150%" fo:text-align="justify" style:justify-single-word="false"/>
      <style:text-properties fo:color="#000000" style:text-underline-style="none" fo:font-weight="normal" style:font-weight-asian="normal" style:font-weight-complex="normal"/>
    </style:style>
    <style:style style:name="P4" style:family="paragraph" style:parent-style-name="Standard">
      <style:paragraph-properties fo:line-height="150%"/>
      <style:text-properties fo:color="#000000" fo:font-size="13pt" style:font-size-asian="13pt" style:font-size-complex="13pt"/>
    </style:style>
    <style:style style:name="P5" style:family="paragraph" style:parent-style-name="Standard">
      <style:paragraph-properties fo:line-height="150%"/>
      <style:text-properties fo:color="#000000" fo:font-size="12pt" style:font-size-asian="12pt" style:font-size-complex="12pt"/>
    </style:style>
    <style:style style:name="P6" style:family="paragraph" style:parent-style-name="Standard">
      <style:paragraph-properties fo:line-height="150%"/>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style:text-properties fo:font-size="13pt" style:font-size-asian="13pt" style:font-size-complex="13pt"/>
    </style:style>
    <style:style style:name="P9" style:family="paragraph" style:parent-style-name="Standard">
      <style:paragraph-properties fo:line-height="150%"/>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line-height="150%"/>
      <style:text-properties fo:color="#000000"/>
    </style:style>
    <style:style style:name="P13" style:family="paragraph" style:parent-style-name="Standard">
      <style:paragraph-properties fo:line-height="150%" fo:text-align="justify" style:justify-single-word="false"/>
      <style:text-properties fo:color="#000000"/>
    </style:style>
    <style:style style:name="P14" style:family="paragraph" style:parent-style-name="Standard" style:list-style-name="L6">
      <style:paragraph-properties fo:line-height="150%" fo:text-align="justify" style:justify-single-word="false"/>
      <style:text-properties fo:color="#000000"/>
    </style:style>
    <style:style style:name="P15" style:family="paragraph" style:parent-style-name="Standard" style:list-style-name="L7">
      <style:paragraph-properties fo:line-height="150%" fo:text-align="justify" style:justify-single-word="false"/>
      <style:text-properties fo:color="#000000"/>
    </style:style>
    <style:style style:name="P16" style:family="paragraph" style:parent-style-name="Standard">
      <style:paragraph-properties fo:line-height="150%" fo:text-align="justify" style:justify-single-word="false"/>
      <style:text-properties fo:color="#000000" style:text-underline-style="none" fo:font-weight="normal" style:font-weight-asian="normal" style:font-weight-complex="normal"/>
    </style:style>
    <style:style style:name="P17" style:family="paragraph" style:parent-style-name="Standard">
      <style:paragraph-properties fo:line-height="150%" fo:text-align="justify" style:justify-single-word="false"/>
      <style:text-properties fo:color="#000000" style:text-underline-style="solid" style:text-underline-width="auto" style:text-underline-color="font-color" fo:font-weight="normal" style:font-weight-asian="normal" style:font-weight-complex="normal"/>
    </style:style>
    <style:style style:name="P18" style:family="paragraph" style:parent-style-name="Standard">
      <style:paragraph-properties fo:line-height="150%"/>
      <style:text-properties fo:color="#000000" fo:font-size="12pt" style:font-size-asian="12pt" style:font-size-complex="12pt"/>
    </style:style>
    <style:style style:name="P19" style:family="paragraph" style:parent-style-name="Footnote">
      <style:paragraph-properties fo:margin-left="0cm" fo:margin-right="0cm" style:line-height-at-least="0.37cm" fo:text-align="justify" style:justify-single-word="false" fo:orphans="2" fo:widows="2"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20" style:family="paragraph" style:parent-style-name="Footnote">
      <style:paragraph-properties fo:margin-left="0cm" fo:margin-right="0cm" style:line-height-at-least="0.503cm" fo:orphans="2" fo:widows="2" fo:text-indent="0cm" style:auto-text-indent="false"/>
      <style:text-properties style:font-name="Times New Roman"/>
    </style:style>
    <style:style style:name="P21" style:family="paragraph" style:parent-style-name="Footnote">
      <style:paragraph-properties fo:margin-left="0cm" fo:margin-right="0cm" fo:margin-top="0cm" fo:margin-bottom="0cm" style:line-height-at-least="0.529cm" fo:text-align="justify" style:justify-single-word="false" fo:orphans="2" fo:widows="2" fo:text-indent="0cm" style:auto-text-indent="false" fo:padding="0cm" fo:border="none"/>
      <style:text-properties fo:color="#000000" style:font-name="Times New Roman" fo:font-size="10pt" style:font-size-asian="10pt" style:font-size-complex="10pt"/>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Heading_20_3">
      <style:text-properties fo:color="#00ae00"/>
    </style:style>
    <style:style style:name="P26" style:family="paragraph" style:parent-style-name="Heading_20_3">
      <style:text-properties fo:color="#ff0000"/>
    </style:style>
    <style:style style:name="P27" style:family="paragraph" style:parent-style-name="Heading_20_1">
      <style:text-properties fo:color="#ff0000"/>
    </style:style>
    <style:style style:name="P28" style:family="paragraph" style:parent-style-name="Heading_20_2">
      <style:text-properties fo:color="#ff0000"/>
    </style:style>
    <style:style style:name="T1" style:family="text">
      <style:text-properties fo:color="#800000"/>
    </style:style>
    <style:style style:name="T2" style:family="text">
      <style:text-properties fo:color="#800000" fo:font-weight="normal" style:font-weight-asian="normal" style:font-weight-complex="normal"/>
    </style:style>
    <style:style style:name="T3" style:family="text">
      <style:text-properties fo:color="#c0c0c0"/>
    </style:style>
    <style:style style:name="T4" style:family="text">
      <style:text-properties fo:color="#c0c0c0" fo:font-weight="normal" style:font-weight-asian="normal" style:font-weight-complex="normal"/>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style:font-name="Times New Roman"/>
    </style:style>
    <style:style style:name="T8" style:family="text">
      <style:text-properties fo:color="#008000"/>
    </style:style>
    <style:style style:name="T9" style:family="text">
      <style:text-properties fo:color="#008000" fo:font-weight="normal" style:font-weight-asian="normal" style:font-weight-complex="normal"/>
    </style:style>
    <style:style style:name="T10" style:family="text">
      <style:text-properties fo:color="#800080"/>
    </style:style>
    <style:style style:name="T11" style:family="text">
      <style:text-properties fo:color="#800080" fo:font-weight="normal" style:font-weight-asian="normal" style:font-weight-complex="normal"/>
    </style:style>
    <style:style style:name="T12" style:family="text">
      <style:text-properties fo:color="#808000"/>
    </style:style>
    <style:style style:name="T13" style:family="text">
      <style:text-properties fo:color="#808000" fo:font-weight="normal" style:font-weight-asian="normal" style:font-weight-complex="normal"/>
    </style:style>
    <style:style style:name="T14" style:family="text">
      <style:text-properties fo:font-size="12pt" style:font-size-asian="12pt" style:font-size-complex="12pt"/>
    </style:style>
    <style:style style:name="T15" style:family="text">
      <style:text-properties style:text-underline-style="none"/>
    </style:style>
    <style:style style:name="T16" style:family="text">
      <style:text-properties style:text-underline-style="solid" style:text-underline-width="auto" style:text-underline-color="font-color"/>
    </style:style>
    <style:style style:name="T17" style:family="text">
      <style:text-properties fo:font-variant="normal" fo:text-transform="none" fo:color="#000000" style:font-name="Times New Roman" fo:font-size="12pt" fo:letter-spacing="normal" fo:font-style="normal" fo:font-weight="normal" style:font-size-asian="12pt" style:font-size-complex="12pt"/>
    </style:style>
    <style:style style:name="T18" style:family="text">
      <style:text-properties fo:font-variant="normal" fo:text-transform="none" fo:color="#000000" fo:font-size="9.75pt" fo:letter-spacing="normal" fo:font-style="normal" fo:font-weight="normal"/>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style:font-weight-asian="normal" style:font-weight-complex="normal"/>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style:font-name="Times New Roman"/>
    </style:style>
    <style:style style:name="T23" style:family="text">
      <style:text-properties style:font-name="Times New Roman" fo:font-size="13pt" style:text-underline-style="solid" style:text-underline-width="auto" style:text-underline-color="font-color" fo:font-weight="normal" style:font-size-asian="13pt" style:font-weight-asian="normal" style:font-size-complex="13pt" style:font-weight-complex="normal"/>
    </style:style>
    <style:style style:name="T24" style:family="text">
      <style:text-properties style:font-name="Times New Roman"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25" style:family="text">
      <style:text-properties style:font-name="Times New Roman" style:text-underline-style="solid" style:text-underline-width="auto" style:text-underline-color="font-color"/>
    </style:style>
    <style:style style:name="T26" style:family="text">
      <style:text-properties style:font-name="Times New Roman" fo:font-size="14pt" style:text-underline-style="solid" style:text-underline-width="auto" style:text-underline-color="font-color" style:font-size-asian="14pt" style:font-size-complex="14pt"/>
    </style:style>
    <style:style style:name="T27" style:family="text">
      <style:text-properties fo:color="#ff0000" style:font-name="Times New Roman" fo:font-size="13pt" fo:font-style="normal" style:text-underline-style="solid" style:text-underline-width="auto" style:text-underline-color="font-color" style:font-size-asian="13pt" style:font-style-asian="normal" style:font-size-complex="13pt" style:font-style-complex="normal"/>
    </style:style>
    <style:style style:name="fr1" style:family="graphic" style:parent-style-name="Graphics">
      <style:graphic-properties fo:margin-left="3.5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11"/>
      <text:p text:style-name="P11"/>
      <text:p text:style-name="P11"/>
      <text:p text:style-name="P6"/>
      <text:p text:style-name="P6"/>
      <text:p text:style-name="P6"/>
      <text:p text:style-name="P6"/>
      <text:p text:style-name="P11">STAGE 2011-2012</text:p>
      <text:p text:style-name="P1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des matières1">
        <text:table-of-content-source text:outline-level="3" text:index-scope="chapter">
          <text:index-title-template text:style-name="Contents_20_Heading">SOMMAI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S</text:p>
          </text:index-title>
          <text:p text:style-name="P24">INTRODUCTION :<text:tab/>3</text:p>
          <text:p text:style-name="P22">ORGANISATION ET ANALYSE DU STAGE :<text:tab/>4</text:p>
          <text:p text:style-name="P23">Notre organisation dans ce stage :<text:tab/>4</text:p>
          <text:p text:style-name="P23">Une analyse plus en profondeur du sujet :<text:tab/>5</text:p>
          <text:p text:style-name="P22"><text:s/>LE LOGICIEL HIKER PATH ET SON FONCTIONNEMENT :<text:tab/>6</text:p>
          <text:p text:style-name="P23">Conception et ergonomie du logiciel :<text:tab/>6</text:p>
          <text:p text:style-name="P23">Développement d'un widget sous Qt :<text:tab/>9</text:p>
          <text:p text:style-name="P23">Liaison avec les coordonnées GPS :<text:tab/>9</text:p>
          <text:p text:style-name="P23">CONCLUSION :<text:tab/>11</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7" text:outline-level="1"><text:soft-page-break/><text:span text:style-name="T26">INTRODUCTION :</text:span></text:h>
      <text:p text:style-name="P1"/>
      <text:p text:style-name="P1"><text:tab/><text:span text:style-name="T14">Du 23 Avril au 30 Mai nous avons effectué un stage à la faculté des Sciences de l'université d'Angers au département informatique sous la direction de Monsieur Vincent Barichard et, pendant son absence, de Monsieur David Genest. </text:span></text:p>
      <text:p text:style-name="P5"/>
      <text:p text:style-name="P5"><text:tab/>Compte tenu de la durée du stage il nous semblait plus intéressant de faire le stage au département informatique plutôt qu'en entreprise. De plus le fait que le stage se passe en binôme semblait un défi intéressant tant pour l'organisation que pour la communication.</text:p>
      <text:p text:style-name="P5"><text:tab/></text:p>
      <text:p text:style-name="P5"><text:tab/>Le sujet de stage, qui nous a été donné, est de développer un logiciel, que nous avons nommé « Hiker Path<text:note text:id="ftn6" text:note-class="footnote"><text:note-citation>1</text:note-citation><text:note-body><text:p text:style-name="Footnote">Hicker Path signifie « chemin de randonné ».</text:p></text:note-body></text:note> », permet de créer automatiquement un chemin sur une carte chargée préalablement. L'utilisateur est donc amené à sélectionner une carte puis à choisir un « chemin ». Une fois terminé, l'utilisateur peut exporté son tracé pour l'exploiter sur d'autres plate-formes tel qu'un GPS classique ou encore une montre.</text:p>
      <text:p text:style-name="P5"><text:tab/></text:p>
      <text:p text:style-name="P5"><text:tab/>On fut alors amené à se poser la question suivante : comment allions-nous pouvoir implémenter un <text:s/>programme QT possédant les fonctions de recherche et de créations de chemins, disposant de coordonnées GPS associées et répondant aux attentes d'un utilisateur ?</text:p>
      <text:p text:style-name="P5"><text:tab/></text:p>
      <text:p text:style-name="P5"><text:tab/>Nous allons tenter d'apporter une réponse à cette question en deux points. Tout d'abord une <text:s/>présentation de <text:s/>notre organisation autour de ce stage puis nous allons apporter une analyse plus approfondi du sujet.</text:p>
      <text:p text:style-name="P5"><text:tab/>Enfin nous expliquerons les choix que nous avons été amené a faire en terme d'ergonomie et d'algorithmie par l'exposer de différentes méthodes.</text:p>
      <text:p text:style-name="P4"/>
      <text:p text:style-name="P8"/>
      <text:p text:style-name="P8"/>
      <text:p text:style-name="P8"/>
      <text:p text:style-name="P8"/>
      <text:p text:style-name="P8"/>
      <text:p text:style-name="P6"><text:span text:style-name="T21"/></text:p>
      <text:p text:style-name="P6"><text:span text:style-name="T21"/></text:p>
      <text:h text:style-name="P28" text:outline-level="2" text:is-list-header="true"><text:soft-page-break/><text:span text:style-name="T21">ORGANISATION ET ANALYSE DU STAGE :</text:span></text:h>
      <text:p text:style-name="P6"/>
      <text:h text:style-name="P25" text:outline-level="3" text:is-list-header="true"><text:span text:style-name="T23">Notre organisation dans ce stage :</text:span></text:h>
      <text:p text:style-name="P6"/>
      <text:p text:style-name="P7"><text:tab/><text:span text:style-name="T7">La première étape <text:s/>que nous avons mis en place a été la création d'un répertoire commun GIT, dans le but d'échanger nos fichiers plus rapidement. En effet, les conflits entre les versions étant gérés par Git automatiquement, nous avons pu travailler indépendamment sur le code. <text:s/></text:span></text:p>
      <text:p text:style-name="P7"><text:span text:style-name="T7">Nous avons choisi Github pour héberger nos fichiers (consultable sur le lien suivant: </text:span><text:a xlink:type="simple" xlink:href="https://github.com/kirby49/stage_2012"><text:span text:style-name="T22">https://github.com/kirby49/stage_2012</text:span></text:a><text:span text:style-name="T7">) pour son interface avec la possibilité de lire les fichiers directement en ligne. </text:span><text:span text:style-name="T17">Afin d'utiliser ces fonctions depuis le terminal, il faut tout d'abord créer une clé SSH</text:span><text:span text:style-name="T7">qui permet de communiquer de manière sécurisé entre l'ordinateur et GitHub. La commande « ssh -keygen  » permet de générer 2 clés, une privée stockée dans l'ordinateur et une publique qu'on utilisera sur toute machine distance dont on veut obtenir l’accès, ici GIT. Par la suite, il faut créer sur la machine locale le répertoire Git et faire la liaison avec Github. La fonction « git remote add origin » permet cela et devra être utilisé par tout autre utilisateur voulant participer au projet. Les utilisateurs doivent également effectuer une copie du projet existant avec la fonction « git clone » qui va copier le dossier puis comme précédemment il faudra faire le lien avec le bon dossier Github. Par la suite les principales actions sur le répertoire font appel à « add », « commit », « pull » et « push ». Les fonctions « add » et « commit » sont locales et permettent d'enregistrer le travail à un moment précis. Ainsi les fonctions « push » et « pull » peuvent être utilisés, la première permettant d'envoyer sur le répertoire Git l 'enregistrement effectué tandis que la deuxième récupère le dernier enregistrement envoyé.</text:span></text:p>
      <text:p text:style-name="P6"><text:span text:style-name="T5"><text:tab/>La deuxième fut d'apprendre et de comprendre le fonctionnement du framework Qt. Un framework est <text:s/>ensemble d'outils ou de bibliothèques s'ajoutant à un langage dans un but précis, ici Qt vient apporter une interface graphique au langage orienté objet C++. Nous avons choisi de programmer avec le logiciel <text:s/>QtCreator, ce logiciel est sous licence GPL autrement dit c'est un logiciel libre. Un des avantages de ce logiciel c'est qu'il embarque un débogueur, ainsi que la documentation du framework. <text:s/></text:span></text:p>
      <text:p text:style-name="P1"><text:tab/>La troisième concerne l'apprentissage, nous avons utilisé essentiellement le site du zéro<text:note text:id="ftn1" text:note-class="footnote"><text:note-citation>2</text:note-citation><text:note-body><text:p text:style-name="Footnote">Adresse du site : <text:s/><text:a xlink:type="simple" xlink:href="http://www.siteduzero.com/tutoriel-3-11250-compiler-votre-premiere-fenetre-qt.html">http://www.siteduzero.com/tutoriel-3-11250-compiler-votre-premiere-fenetre-qt.html</text:a></text:p></text:note-body></text:note> pour ce familiariser avec Qt, les travaux pratique de Monsieur Vincent Barichard<text:note text:id="ftn2" text:note-class="footnote"><text:note-citation>3</text:note-citation><text:note-body><text:p text:style-name="Footnote">Adresse du site : <text:a xlink:type="simple" xlink:href="http://www.info.univ-angers.fr/pub/barichar/page_perso/index.php?page=enseignements">http://www.info.univ-angers.fr/pub/barichar/page_perso/index.php?page=enseignements</text:a></text:p></text:note-body></text:note> et la documentation. Nous avons donc créé chacun des sous-dossiers dans notre dépôt GIT, où nous avons placé les différents programmes que nous avons implémenté. Une fois l'idée d'une organisation de la fenêtre <text:soft-page-break/>trouvé ainsi que des algorithmes, nous avons décidé de créé un dossier « trunk » pour symboliser la partie en cours de développement. Nous avons également décidé <text:s/>de daté tous nos commit de façon à ce qu'en cas de conflits, de modifications, ou de pertes nous sachions toujours qui a la version la plus proche.</text:p>
      <text:p text:style-name="P1"><text:tab/>Le dernier point est l'échange avec notre maître de stage, nous avons convenu ensemble de se voir au minimum une fois par semaines avant que ce dernier ne parte en Colombie. Avant son départ, nous lui exposions nos questions ou notre travail de façon à de ne pas se dispersé. Après son départ nous avons mit en place un échange de mail basé sur la même fréquence et en lui faisant régulièrement un point sur le travail et l'avancé accomplie. De plus nous lui avons créé un dépôt GIT où se dernier a pu avoir accès à notre projet. </text:p>
      <text:p text:style-name="P6"/>
      <text:h text:style-name="P25" text:outline-level="3" text:is-list-header="true"><text:span text:style-name="T23">Une analyse plus en profondeur du sujet :</text:span></text:h>
      <text:p text:style-name="P1"/>
      <text:p text:style-name="P1"><text:tab/>Rappel du sujet de stage : <text:s/>« Il s'agit de développer un logiciel permettant de déterminer automatiquement des chemins sur un fond de carte donné sous forme d'image. L'utilisateur endossera le rôle d'un randonneur voulant construire une randonnée passant par des chemins balisés. Après s'être procuré la carte IGN de la zone géographique de la région de sa randonnée, il utilise le logiciel qui tracera une route sur les chemins balisés qu'il a sélectionné sur la carte. Le résultat sera exporté au format .gpx, format libre et exploitable par un grand nombre de GPS et logiciels de cartographie.»</text:p>
      <text:p text:style-name="P1"><text:tab/>Dans la première phrase, nous trouvons déjà les grandes idées de notre projet, c'est-à-dire que nous aurons un logiciel à créer ainsi que des algorithmes de constructions de chemins depuis une carte. A partir de la première donnée, nous nous sommes penché sur la création de logiciel, plus particulièrement de fenêtre Qt et qu'elle composant pourrions-nous y insérer ainsi que dans qu'elle but. La deuxième nous montre qu'il y a une différentiation entre la fenêtre et l'aspect construction de chemin. </text:p>
      <text:p text:style-name="P1"><text:tab/>La deuxième phrase nous apporte que l'utilisateur est un randonneur, ou tout du moins une personne connaissant déjà le fonctionnement d'une carte (échelle, jeu des couleurs, …). Cette phrase complète également la précédente en terme d'algorithmie et induit l'utilisation de la couleur dans la construction du chemin mais aussi que l'utilisateur est actif dans la construction de chemin, qu'il aura des sélections ou des choix à faire.</text:p>
      <text:p text:style-name="P1"><text:tab/>La troisième explicite le déroulé du logiciel, un randonneur est donc amené dans un premier temps à choisir l'image qu'il veut charger. A choisir le point de départ de sa randonnée, ce qui induit <text:soft-page-break/>pour nous la notion de clic dans le logiciel. Il y aura donc à interprété le clic mais aussi récupéré sa position par rapport à l'image pour pouvoir le tracer. Cette phrase précise donc qu'il y aura un tracer, nous devrons donc mettre en avant le chemin en le dessinant mais non pas sur l'image elle-même. On devra donc utilisé un calque à poser sur l'image. Si le chemin se construit automatiquement cela implique que le tracé doit s'arrêter, notre maître de stage nous alors conseiller <text:s/>de s'arrêter à chaque croisement que le chemin peut rencontrer.</text:p>
      <text:p text:style-name="P1"><text:tab/>La dernière partie est consacré à l'export au format .gpx<text:note text:id="ftn3" text:note-class="footnote"><text:note-citation>4</text:note-citation><text:note-body><text:p text:style-name="Footnote">Ce format permet l'échange de coordonnées GPS, à savoir que se format est basé sur le langage xml.</text:p></text:note-body></text:note>, mais cela induit qu'avant d'exporter les coordonnées GPS du chemin, il faut au préalable les calculer. Pour le calcul nous avions deux choix soit de partir d'un point et une direction soit de deux points. C'est cette dernière solution que nous avons choisi puisqu'elle nous semble facile à implémenter. L'utilisateur est donc amené à choisir <text:s/>les deux points puis à faire l'export, et c'est au moment de l'export où les calculs des coordonnées sont effectué. </text:p>
      <text:p text:style-name="P1"><text:tab/>Nous avons donc trois axes qui se dessinent dans ce projet, le premier la fenêtre de notre logiciel, la deuxième le tracé du chemin, et la troisième la liaison avec les coordonnées GPS et l'export au format .gpx. Et c'est ce que nous allons tacher de présenter dans notre deuxième partie. </text:p>
      <text:p text:style-name="P1"/>
      <text:h text:style-name="Heading_20_2" text:outline-level="2" text:is-list-header="true"><text:s/><text:span text:style-name="T27">LE LOGICIEL HIKER PATH ET SON FONCTIONNEMENT :</text:span></text:h>
      <text:p text:style-name="P6"><text:tab/></text:p>
      <text:h text:style-name="P25" text:outline-level="3" text:is-list-header="true"><text:span text:style-name="T23">Conception et ergonomie du logiciel :</text:span></text:h>
      <text:p text:style-name="P6"/>
      <text:p text:style-name="P7"><text:tab/><text:span text:style-name="T5">Dans cette première sous partie nous allons traiter des choix que nous avons fait en terme d'ergonomie ainsi que de gestion de notre fenêtre.</text:span></text:p>
      <text:p text:style-name="P2"><text:tab/>Le point de départ du stage fut la fenêtre, nous l'avons implémenté sous forme de classe héritant de « QMainWindow », la classe servant à implémenter les fenêtres principales. Nous avons donc doté notre classe d'un constructeur qui créer notre logiciel, ainsi que de plusieurs « slots ». Un « slot » en langage Qt est une fonction qui <text:s/>est appelée quand s'est produit un événement, celui-ci est relié à un signal au travers d'une méthode « connect() ». Le déroulement d'une méthode « connect() » est la suivante : un événement se produit par l'envoie d'un « emit » du par un clic ou encore une sélection, le slot est appelé et s'exécute. </text:p>
      <text:p text:style-name="P2"><text:tab/>Au niveau de l'organisation de notre fenêtre nous avons décidé de la découper en quatre partie , qui se rapproche de la distribution d'un fenêtre classique :</text:p>
      <text:p text:style-name="P2"/>
      <text:p text:style-name="P2"><text:soft-page-break/><text:s/></text:p>
      <text:p text:style-name="P2"><draw:frame draw:style-name="fr1" draw:name="images1" text:anchor-type="as-char" svg:width="9.181cm" svg:height="8.308cm" draw:z-index="0"><draw:image xlink:href="http://qt-project.org/doc/qt-4.8/images/mainwindowlayout.png" xlink:type="simple" xlink:show="embed" xlink:actuate="onLoad"/></draw:frame></text:p>
      <text:p text:style-name="P2"><text:tab/><text:tab/><text:tab/><text:tab/><text:tab/><text:tab/>Image provenant de la documentation Qt.</text:p>
      <text:p text:style-name="P7"><text:span text:style-name="T5"><text:tab/>La première est dédié à la barre de menu</text:span> (<text:span text:style-name="T10">QMenu</text:span><text:span text:style-name="T3"> </text:span><text:span text:style-name="T5">*</text:span><text:span text:style-name="T1">menuFichier</text:span><text:span text:style-name="T3"> </text:span><text:span text:style-name="T5">=</text:span><text:span text:style-name="T3"> </text:span>menuBar<text:span text:style-name="T5">()-&gt;</text:span>addMenu<text:span text:style-name="T5">(</text:span><text:span text:style-name="T8">"&amp;Fichier"</text:span><text:span text:style-name="T5">);</text:span>) <text:span text:style-name="T5">où l'on retrouve trois onglets : Fichier, Édition, et Affichage. </text:span></text:p>
      <text:p text:style-name="P7"><text:tab/><text:span text:style-name="T5">Fichier comporte cinq QAction (Un QAction représente interaction avec l'utilisateur permettant l’envoie d'un événement) :</text:span></text:p>
      <text:list xml:id="list767296035" text:style-name="L6">
        <text:list-item>
          <text:list>
            <text:list-item>
              <text:p text:style-name="P14">Ouvrir, pour la sélection de l'image qui va servir de base pour la création du chemin. Le raccourci clavier « ctrl+O » est-utilisé.</text:p>
            </text:list-item>
            <text:list-item>
              <text:p text:style-name="P14">Charger, qui permet de charger un projet qui a déjà été enregistrer. Le chemin est automatiquement recréé et les coordonnées GPS, s'il y en a, sont de nouveau replacées ainsi que les icônes. Le raccourci clavier « ctrl+C » est-utilisé.</text:p>
            </text:list-item>
            <text:list-item>
              <text:p text:style-name="P14">Sauvegarder le projet sous, cette action est grisé de base puisqu'il n'y a rien à enregistrer. Elle s'active quand une image est chargée ou encore un projet. Elle permet donc de pouvoir enregistrer un projet à l'emplacement que l'on souhaite le point de départ étant la racine. </text:p>
            </text:list-item>
            <text:list-item>
              <text:p text:style-name="P14">Sauvegarder le projet, permet de sauvegarder les modifications apportées depuis la dernière sauvegarde. Le raccourci clavier « ctrl+S » est-utilisé.</text:p>
            </text:list-item>
            <text:list-item>
              <text:p text:style-name="P14">Quitter, permet de quitter le programme. Le raccourci clavier « ctrl+Q» est-utilisé.</text:p>
            </text:list-item>
          </text:list>
        </text:list-item>
      </text:list>
      <text:p text:style-name="P2">Les fonctionnalités de « zoom », sauvegarder, charger sont des méthodes du widget que nous avons développé dans le but de facilité la portabilité du projet. La sauvegarde se fait au format .xml<text:note text:id="ftn4" text:note-class="footnote"><text:note-citation>5</text:note-citation><text:note-body><text:p text:style-name="P20"><text:span text:style-name="T18"><text:s/>Le XML est un langage informatique sous forme de balise.</text:span></text:p></text:note-body></text:note> avec des balises que nous avons nommé et nous laissons l'utilisateur choisir là où il veut enregistre son <text:soft-page-break/>projet. En ce qui concerne le chargement du projet, il y a une sécurité pour évité toute mauvaise manipulation, en effet on calcul le md5sum<text:note text:id="ftn5" text:note-class="footnote"><text:note-citation>6</text:note-citation><text:note-body><text:p text:style-name="P21"><text:span text:style-name="T19"><text:s/></text:span><text:span text:style-name="T19">Le md5sum une fois <text:s/>calculer permet de donner ce que l'on peut appeler </text:span><text:span text:style-name="T20">l'empreinte du fichier. C'est est une valeur de 128 bits correspondant à une somme de contrôle calculée à partir de l'archive.</text:span></text:p></text:note-body></text:note> de l'image et lors du chargement on test si le md5sum enregistré est bien le même que celui de l'image (on enregistre le chemin de l'image et l'on calcul à partir de celui-ci).</text:p>
      <text:p text:style-name="P2"><text:tab/>Édition possède une action, celle de pouvoir exporter le projet au format .gpx sachant que cette fonction n'est possible que dans le cas où l'utilisateur à déjà entré des coordonnées et dessiné un chemin. Le raccourci est « ctrl+E ».</text:p>
      <text:p text:style-name="P2"><text:tab/>Affichage, quand à lui, en possède trois :</text:p>
      <text:list xml:id="list2028349218" text:style-name="L7">
        <text:list-item>
          <text:list>
            <text:list-item>
              <text:p text:style-name="P15">Zoom avant, permet de faire un zoom sur l'image à l'endroit où le clic à été enregistrer. Le zoom est de 1,25 avec comme raccourcie « ctrl+W »</text:p>
            </text:list-item>
            <text:list-item>
              <text:p text:style-name="P15">Zoom arrière, de même mais le zoom à une valeur de 0,8 et comme raccourci clavier « ctrl+alt+W »</text:p>
            </text:list-item>
            <text:list-item>
              <text:p text:style-name="P15">Afficher le gestionnaire GPS, qui permet d'afficher la zone dédié à l'édition des coordonnées. Son raccourcie clavier est « ctrl+D.</text:p>
            </text:list-item>
          </text:list>
        </text:list-item>
      </text:list>
      <text:p text:style-name="P2">Ces trois zones sont grisées du moment où il n'y a pas de d'image ou de projet chargé.</text:p>
      <text:p text:style-name="P7"><text:span text:style-name="T6"><text:tab/>La fenêtre possède également une barre d'outil (QToolBar *toolbar = addToolBar("Barre d'outils");) reprenant des QAction, présentées ci-dessus, comme « Ouvrir un projet », « Sauvegarder un projet », les deux types de zoom et le « Gestionnaire GPS », mais aussi fermer le projet et une zone où apparaît la couleur sélectionnée par le clic gauche de la souris (zone blanche par défaut). Les différentes actions sont représentées par des icônes et sont séparées les une des autres de façon à ce que plus lisible. Toutes les actions de ce widget sont reliés par des connect()</text:span> (<text:span text:style-name="T10">QObject</text:span><text:span text:style-name="T5">::</text:span>connect<text:span text:style-name="T5">(quitter,</text:span><text:span text:style-name="T3"> </text:span><text:span text:style-name="T12">SIGNAL</text:span><text:span text:style-name="T5">(</text:span>triggered<text:span text:style-name="T5">()),</text:span><text:span text:style-name="T3"> </text:span>qApp<text:span text:style-name="T5">,</text:span><text:span text:style-name="T3"> </text:span><text:span text:style-name="T12">SLOT</text:span><text:span text:style-name="T5">(</text:span>quit<text:span text:style-name="T5">()));), </text:span><text:span text:style-name="T6">ils sont également tous grisés au lancement dans la fenêtre sauf l'icône « Ouvrir ».</text:span></text:p>
      <text:p text:style-name="P7"><text:span text:style-name="T6"><text:tab/>La troisième zone est un QdockWidget situé sur la gauche du widget (</text:span><text:span text:style-name="T11">QDockWidget</text:span><text:span text:style-name="T4"> </text:span><text:span text:style-name="T6">*</text:span><text:span text:style-name="T4"> </text:span><text:span text:style-name="T2">dock</text:span><text:span text:style-name="T6"> =</text:span><text:span text:style-name="T4"> </text:span><text:span text:style-name="T13">new</text:span><text:span text:style-name="T4"> </text:span><text:span text:style-name="T11">QDockWidget</text:span><text:span text:style-name="T6">(trUtf8(</text:span><text:span text:style-name="T9">"Gestion</text:span><text:span text:style-name="T4"> </text:span><text:span text:style-name="T9">des</text:span><text:span text:style-name="T4"> </text:span><text:span text:style-name="T9">coordonnées</text:span><text:span text:style-name="T4"> </text:span><text:span text:style-name="T9">:"</text:span><text:span text:style-name="T6">),</text:span><text:span text:style-name="T4"> </text:span><text:span text:style-name="T13">this</text:span><text:span text:style-name="T6">);) . Cette zone est utilisé uniquement pour la gestion GPS, elle est elle même divisée en trois partie. La première pour la saisie des coordonnées en décimales en deux parties pour les deux points. Les points sont divisés entre latitude(de <text:s/>(-90,0000 à +90,0000) et longitude (allant de -180,0000 à +180,0000). La deuxième est dédiée aux coordonnées en format sexagésimales ou degrés minutes secondes divisées en trois zones d'édition correspondant à ce format, toujours divisé entre latitude et longitude. Les deux zones possèdent deux boutons valider, vérifiant avant d'envoyer les données que toutes les zones sont non vide. <text:s/></text:span></text:p>
      <text:p text:style-name="P7"><text:soft-page-break/><text:span text:style-name="T6"><text:tab/>La dernière zone possède également deux boutons, un pour l'export des données au format .gpx <text:s/>(toujours grisés du moment que le format n'est pas correcte) et l'autre pour réinitialisé les deux icônes à positionner sur la carte. Ces trois parties sont organisées de façon suivante les zones d'insertions sont dans une « box » verticale (</text:span><text:span text:style-name="T11">QVBoxLayout</text:span><text:span text:style-name="T6">*</text:span><text:span text:style-name="T4"> </text:span><text:span text:style-name="T6">VdockLayout1</text:span><text:span text:style-name="T4"> </text:span><text:span text:style-name="T6">=</text:span><text:span text:style-name="T4"> </text:span><text:span text:style-name="T13">new</text:span><text:span text:style-name="T4"> </text:span><text:span text:style-name="T11">QVBoxLayout</text:span><text:span text:style-name="T6">() ;), placé dans une « box » horizontale (</text:span><text:span text:style-name="T11">QHBoxLayout</text:span><text:span text:style-name="T6">*</text:span><text:span text:style-name="T4"> </text:span><text:span text:style-name="T6">HdockLayout1</text:span><text:span text:style-name="T4"> </text:span><text:span text:style-name="T6">=</text:span><text:span text:style-name="T4"> </text:span><text:span text:style-name="T13">new</text:span><text:span text:style-name="T4"> </text:span><text:span text:style-name="T11">QHBoxLayout</text:span><text:span text:style-name="T6">();), le tout dans une verticale ce qui permet une bonne lecture de ce widget. Nous avons choisi d'utilisé un QdockWidget de façon à bien séparé cette partie, puisque l'utilisateur peut très bien construire son projet sans même avoir besoin d'y mettre des points et ne sert qu'à l'export. </text:span></text:p>
      <text:p text:style-name="P17"><text:span text:style-name="T15"><text:tab/></text:span></text:p>
      <text:h text:style-name="P25" text:outline-level="3" text:is-list-header="true"><text:span text:style-name="T24">Développement d'un widget sous Qt :</text:span></text:h>
      <text:p text:style-name="P3"/>
      <text:p text:style-name="P3"><text:tab/></text:p>
      <text:p text:style-name="P1">Algorithme de comparaison de couleurs :</text:p>
      <text:p text:style-name="P1"><text:tab/>Pour vérifier si 2 couleurs sont identiques, on compare les 3 couleurs primaires (Red, green,blue). On additionne la différence de chaque éléments et au delà d'un seuils on considère que les couleurs sont différentes.</text:p>
      <text:p text:style-name="P1"/>
      <text:p text:style-name="P1"/>
      <text:p text:style-name="P1">Algorithme de tracé de chemin :</text:p>
      <text:p text:style-name="P1"><text:tab/>Le tracé d'un chemin sur la carte fonctionne de la façon suivante :</text:p>
      <text:p text:style-name="P3">Dans un premier temps l'utilisateur clic sur le point de départ et fait un appuie long pour relâcher la souris dans la direction du trajet souhaité. Le clic permet également de donner la couleur de référence pour la construction du chemin suivi. Le chemin se construit en recherchant, en fonction de la direction, la zone qui comporte le plus de points correspondants à la couleur de référence. <text:s/></text:p>
      <text:p text:style-name="P3"/>
      <text:h text:style-name="P25" text:outline-level="3" text:is-list-header="true"><text:span text:style-name="T24">Liaison avec les coordonnées GPS :</text:span></text:h>
      <text:p text:style-name="P3"/>
      <text:p text:style-name="P3"><text:tab/>La dernière partie est intégrée au widget. Dans un premier temps l'utilisateur est amené à se placer dans le gestionnaire pour pouvoir exporter le projet. Il y a deux méthodes, pour un même résultat, la première est d'utiliser le placement des deux icônes sur la carte, permettant de relever la position du clic avant la transformation en coordonnée GPS, puis en faisant le parallèle avec les coordonnées saisies par l'utilisateur soit décimale soit sexagésimale, l'autre méthode est l'inverse de <text:soft-page-break/>la première saisir les coordonnées et après placer les icônes sur la carte. </text:p>
      <text:p text:style-name="P3"><text:tab/>Au niveau du placement de l'icône, il faut être dans le gestionnaire, le placement ne peut s'effectuer qu'une fois pour les deux points. Il faut réinitialisé ces points pour pouvoir les replacés par la suite mais cela ne réinitialise pas <text:s/>pour autant les coordonnées GPS <text:s/>saisies. Le placement des deux icônes se fait par l'intermédiaire de deux fonctions utilisant une gestion de drapeaux pour ne pas se retrouver avec une possibilité infinie d'icône mais aussi qu'ils se sélectionnent l'un après l'autre. Nous avons dû aussi jouer sur les coordonnées entre le clic et l'affichage, puisque le positionnement se fait en haut à gauche, il a fallut retrancher la hauteur de l'image à la coordonnée ainsi que quelques pixels de façon à ce que la pointe de la punaise soit sur l'emplacement du clic </text:p>
      <text:p text:style-name="P3"><text:tab/>La saisie se fait par l'intermédiaire du QdockWidget, qui par validation envoie les points aux widgets. Les points réceptionnées sont de deux types différent, nous avons donc été amené à créer une classe « coord_decimal » qui possède deux variables de type décimale qui correspondent aux coordonnées décimales. Nous avons décidé de créer également une classe pour les points sexagésimales mais très vite n'envoyant pas l'utilité nous l'avons supprimer puisque les points ne sont utilisés qu'au moment de l'export et ce dernier ce fait au format décimal. Nous avons alors implémenté directement dans <text:s/>la classe « coord_decimal » une fonction de conversion qui convertie ces points en décimales. </text:p>
      <text:p text:style-name="P3"><text:tab/>Une fois les points saisie par l'utilisateur, celui-ci peut retourner à la conception du chemin, modifié les valeurs qui ont été rentrées si jamais une erreur avait été faite, ou encore exporter son projet .gpx. Pour l'export il faut au préalable qu'un chemin soit tracé et que des coordonnées soit validées de façon à ne pas exporter un projet vide ou encore juste les coordonnées ou le tracé ce qui fausserait le résultat. Au moment de l'export on calcul la coordonnée du clic du début de chemin chargé dans une pile. Nous avons choisie de faire un calcul de pas, c'est-à-dire que l'on calcul la différence entre les deux points saisies, les deux points du clic (là où se trouve les icônes) que l'on multiplie les coordonnées du clic utilisateur et le premier résultat et on divise par le second puis le résultat est ajouté aux coordonnées du point de référence (choisie par défault, le premier point que l'utilisateur entre). De plus nous avons du créé une classe « point_gps » pour sauvegarder le résultat de conversion car Qpoint<text:note text:id="ftn0" text:note-class="footnote"><text:note-citation>7</text:note-citation><text:note-body><text:p text:style-name="P19"><text:s text:c="2"/>QPoint est un point définie dans le plan utilisant des coordonnées entière.</text:p></text:note-body></text:note> ne convenait pas, il nous fallait des coordonnées décimales et non entière. Cette classe est juste munie d'un constructeur, d'accesseurs et de mutateurs. Le premier piège avec cette fonction fut que l'échelle était inversée entre notre fenêtre et le site « google maps » qui nous a permit d'avoir accès à des points et servi de base pour nos calcul et le deuxième fut d'ajouter le résultat des premiers calcul à un point de référence. </text:p>
      <text:p text:style-name="P3"><text:tab/>Au-delà de l'export nous avons implémenté la sauvegarde et le chargement d'un projet de façon <text:soft-page-break/>à ce que toutes ces informations soient rechargés et disponible. Les coordonnées sont chargées dans le gestionnaire mais des coordonnées au départ en sexagésimales seront converties et placées dans la zone décimale.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6" text:outline-level="3" text:is-list-header="true">CONCLUSION :</text:h>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Mangal1" svg:font-family="Mangal"/>
    <style:font-face style:name="OpenSymbol" svg:font-family="OpenSymbol"/>
    <style:font-face style:name="Verdana" svg:font-family="Verdana, sans-serif"/>
    <style:font-face style:name="arial" svg:font-family="arial, sans-serif"/>
    <style:font-face style:name="sans-serif" svg:font-family="sans-serif"/>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Page_20_Number" style:num-format="1" text:start-value="0">
        <style:list-level-properties text:list-level-position-and-space-mode="label-alignment">
          <style:list-level-label-alignment text:label-followed-by="listtab" text:list-tab-stop-position="1.42cm" fo:text-indent="-1.016cm" fo:margin-left="1.016cm"/>
        </style:list-level-properties>
      </text:outline-level-style>
      <text:outline-level-style text:level="3" text:style-name="Page_20_Number" style:num-format="1" text:start-value="0">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Page_20_Number" style:num-format="1" text:start-value="0">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Page_20_Number" style:num-format="1" text:start-value="0">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Page_20_Number" style:num-format="1" text:start-value="0">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Page_20_Number" style:num-format="1" text:start-value="0">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Page_20_Number" style:num-format="1" text:start-value="0">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Page_20_Number" style:num-format="1" text:start-value="0">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Page_20_Number" style:num-format="1" text:start-value="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page-number text:select-page="current">11</text:page-number></text:p>
      </style:footer>
    </style:master-page>
    <style:master-page style:name="HTML" style:page-layout-name="Mpm2"/>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20:51:50.11</meta:creation-date>
    <dc:date>2012-05-25T17:41:27</dc:date>
    <meta:editing-duration>PT14H16M12S</meta:editing-duration>
    <meta:editing-cycles>113</meta:editing-cycles>
    <meta:generator>LibreOffice/3.4$Linux LibreOffice_project/340m1$Build-502</meta:generator>
    <dc:creator>Quentin </dc:creator>
    <meta:document-statistic meta:table-count="0" meta:image-count="1" meta:object-count="0" meta:page-count="11" meta:paragraph-count="84" meta:word-count="3258" meta:character-count="19727" meta:non-whitespace-character-count="16467"/>
  </office:meta>
</office:document-meta>
</file>